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4.9791in"/>
    </style:style>
    <style:style style:name="co3" style:family="table-column">
      <style:table-column-properties fo:break-before="auto" style:column-width="2.9689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2.6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middle"/>
    </style:style>
    <style:style style:name="ce2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D/name</text:p>
          </table:table-cell>
          <table:table-cell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1</text:p>
          </table:table-cell>
          <table:table-cell table:style-name="ce2" office:value-type="string" calcext:value-type="string">
            <text:p>in government website named nadakacheri the application number increament option is not needed.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 calcext:value-type="string">
            <text:p>B2</text:p>
          </table:table-cell>
          <table:table-cell office:value-type="string" calcext:value-type="string">
            <text:p>while logging in the irctc website we have to refresh the captcha button </text:p>
          </table:table-cell>
          <table:table-cell table:style-name="ce4" office:value-type="string" calcext:value-type="string">
            <text:p><text:a xlink:href="https://www.irctc.co.in/nget/train-search" xlink:type="simple">https://www.irctc.co.in/nget/train-sea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 to 3 times till then it shows the ads and then only it is showing the captcha</text:p>
          </table:table-cell>
          <table:table-cell office:value-type="string" calcext:value-type="string">
            <text:p>in the above url goto user login page enter yo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ername and password while logging in it ask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 captcha enter captch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There is no space indentation in Headers</text:p>
          </table:table-cell>
          <table:table-cell table:style-name="ce4" office:value-type="string" calcext:value-type="string">
            <text:p><text:a xlink:href="https://meesho.com/" xlink:type="simple">https://meesho.com/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Grooming products in Electronics section</text:p>
          </table:table-cell>
          <table:table-cell table:style-name="ce4" office:value-type="string" calcext:value-type="string">
            <text:p><text:a xlink:href="https://meesho.com/" xlink:type="simple">https://meesho.com/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There is no error handling while entering <text:s/>wrong mobile number</text:p>
          </table:table-cell>
          <table:table-cell table:style-name="ce4" office:value-type="string" calcext:value-type="string">
            <text:p><text:a xlink:href="https://meesho.com/" xlink:type="simple">https://meesho.com/</text:a>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(2)" table:style-name="ta1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D/name</text:p>
          </table:table-cell>
          <table:table-cell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1</text:p>
          </table:table-cell>
          <table:table-cell table:style-name="ce2" office:value-type="string" calcext:value-type="string">
            <text:p>email filed wrong email format also not giving error message </text:p>
          </table:table-cell>
          <table:table-cell office:value-type="string" calcext:value-type="string">
            <text:p>Give the URL go to sign up page give email id as test@123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HP</meta:initial-creator>
    <meta:creation-date>2021-10-22T01:09:48Z</meta:creation-date>
    <dc:date>2021-10-28T21:25:51.638000000</dc:date>
    <meta:editing-duration>PT3S</meta:editing-duration>
    <meta:editing-cycles>1</meta:editing-cycles>
    <meta:document-statistic meta:table-count="3" meta:cell-count="27" meta:object-count="0"/>
    <meta:user-defined meta:name="ICV">e2870842dbd5472997bcef68757dabcf</meta:user-defined>
  </office:meta>
</office:document-meta>
</file>